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6264in"/>
    </style:style>
    <style:style style:name="P1" style:family="paragraph" style:parent-style-name="Standard">
      <style:paragraph-properties fo:text-align="center" style:justify-single-word="false"/>
      <style:text-properties fo:font-size="14pt" officeooo:rsid="001fad34" officeooo:paragraph-rsid="001fad3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fad34" officeooo:paragraph-rsid="0023cca6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ad34" officeooo:paragraph-rsid="001fad3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1fad34" officeooo:paragraph-rsid="001fad34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fad34" officeooo:paragraph-rsid="002cd4fd" style:font-size-asian="12.25pt" style:font-size-complex="14pt"/>
    </style:style>
    <style:style style:name="P6" style:family="paragraph" style:parent-style-name="Standard">
      <style:text-properties fo:font-size="14pt" officeooo:rsid="001fad34" officeooo:paragraph-rsid="001fad34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cd4fd" officeooo:paragraph-rsid="002cd4fd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346340" officeooo:paragraph-rsid="00346340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35c759" officeooo:paragraph-rsid="0035c759" style:font-size-asian="12.25pt" style:font-size-complex="14pt"/>
    </style:style>
    <style:style style:name="P10" style:family="paragraph" style:parent-style-name="Table_20_Contents">
      <style:text-properties fo:font-size="14pt" style:font-size-asian="12.25pt" style:font-size-complex="14pt"/>
    </style:style>
    <style:style style:name="P11" style:family="paragraph" style:parent-style-name="Table_20_Contents">
      <style:text-properties fo:font-size="14pt" officeooo:rsid="002eb737" officeooo:paragraph-rsid="002eb737" style:font-size-asian="12.25pt" style:font-size-complex="14pt"/>
    </style:style>
    <style:style style:name="P12" style:family="paragraph" style:parent-style-name="Table_20_Contents">
      <style:text-properties fo:font-size="14pt" officeooo:rsid="00324c18" officeooo:paragraph-rsid="00324c18" style:font-size-asian="12.25pt" style:font-size-complex="14pt"/>
    </style:style>
    <style:style style:name="T1" style:family="text">
      <style:text-properties officeooo:rsid="0021d618"/>
    </style:style>
    <style:style style:name="T2" style:family="text">
      <style:text-properties officeooo:rsid="00275b0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198d" style:font-style-asian="italic" style:font-style-complex="italic"/>
    </style:style>
    <style:style style:name="T5" style:family="text">
      <style:text-properties fo:font-style="italic" officeooo:rsid="0023cca6" style:font-style-asian="italic" style:font-style-complex="italic"/>
    </style:style>
    <style:style style:name="T6" style:family="text">
      <style:text-properties fo:font-style="italic" officeooo:rsid="00276903" style:font-style-asian="italic" style:font-style-complex="italic"/>
    </style:style>
    <style:style style:name="T7" style:family="text">
      <style:text-properties fo:font-style="italic" officeooo:rsid="00289f95" style:font-style-asian="italic" style:font-style-complex="italic"/>
    </style:style>
    <style:style style:name="T8" style:family="text">
      <style:text-properties fo:font-style="italic" officeooo:rsid="0028d00f" style:font-style-asian="italic" style:font-style-complex="italic"/>
    </style:style>
    <style:style style:name="T9" style:family="text">
      <style:text-properties fo:font-style="italic" officeooo:rsid="0030ac3e" style:font-style-asian="italic" style:font-style-complex="italic"/>
    </style:style>
    <style:style style:name="T10" style:family="text">
      <style:text-properties fo:font-style="italic" officeooo:rsid="0035137f" style:font-style-asian="italic" style:font-style-complex="italic"/>
    </style:style>
    <style:style style:name="T11" style:family="text">
      <style:text-properties fo:font-style="italic" officeooo:rsid="0035c759" style:font-style-asian="italic" style:font-style-complex="italic"/>
    </style:style>
    <style:style style:name="T12" style:family="text">
      <style:text-properties officeooo:rsid="00276903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5c759" style:font-style-asian="normal" style:font-style-complex="normal"/>
    </style:style>
    <style:style style:name="T15" style:family="text">
      <style:text-properties fo:font-style="normal" officeooo:rsid="0036c8e7" style:font-style-asian="normal" style:font-style-complex="normal"/>
    </style:style>
    <style:style style:name="T16" style:family="text">
      <style:text-properties fo:font-style="normal" officeooo:rsid="003901ec" style:font-style-asian="normal" style:font-style-complex="normal"/>
    </style:style>
    <style:style style:name="T17" style:family="text">
      <style:text-properties fo:font-style="normal" officeooo:rsid="003a1b06" style:font-style-asian="normal" style:font-style-complex="normal"/>
    </style:style>
    <style:style style:name="T18" style:family="text">
      <style:text-properties fo:font-style="normal" officeooo:rsid="003b0f59" style:font-style-asian="normal" style:font-style-complex="normal"/>
    </style:style>
    <style:style style:name="T19" style:family="text">
      <style:text-properties fo:font-style="normal" officeooo:rsid="003c1568" style:font-style-asian="normal" style:font-style-complex="normal"/>
    </style:style>
    <style:style style:name="T20" style:family="text">
      <style:text-properties officeooo:rsid="002eb737"/>
    </style:style>
    <style:style style:name="T21" style:family="text">
      <style:text-properties officeooo:rsid="00351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Écrire un dialogue</text:p>
      <text:p text:style-name="P1"/>
      <text:p text:style-name="P1">A seventeen year-old boy was in his bedroom browsing through the internet when he saw a website where people were posting misoginistic posts, he wanted to talk about it with someone and decided to call his grandfather. He called his grandfather and started talking to him.</text:p>
      <text:p text:style-name="P1"/>
      <text:p text:style-name="P1">“You will never guess what I have found on the web.” <text:span text:style-name="T5">he said</text:span></text:p>
      <text:p text:style-name="P1">“What is it again ?”<text:span text:style-name="T3"> </text:span><text:span text:style-name="T4">he asked annoyed</text:span></text:p>
      <text:p text:style-name="P1">“It is a website filled with misoginistic posts” </text:p>
      <text:p text:style-name="P2">“And what <text:span text:style-name="T12">do you want to tell me</text:span> about it ?” <text:s/><text:span text:style-name="T6">he </text:span><text:span text:style-name="T7">replied</text:span></text:p>
      <text:p text:style-name="P2">“I wanted to talk about it with someone and you were the only one available”</text:p>
      <text:p text:style-name="P1">“Ok, so what <text:span text:style-name="T1">did </text:span>you found out that is so important”</text:p>
      <text:p text:style-name="P1">“<text:span text:style-name="T2">The post that has the most comment and the most likes is about how women can’t drive, isn’t it shocking ?”</text:span></text:p>
      <text:p text:style-name="P1">“<text:span text:style-name="T2">No, they’re actually right” </text:span><text:span text:style-name="T7">he said without hesitation</text:span></text:p>
      <text:p text:style-name="P1"><text:span text:style-name="T7">“</text:span><text:span text:style-name="T8">Wait, you actually agree with it” </text:span></text:p>
      <text:p text:style-name="P1"><text:span text:style-name="T8"/></text:p>
      <text:p text:style-name="P7"><text:span text:style-name="T8">A</text:span><text:span text:style-name="T3">ctivity: discuss with your grandmother </text:span><text:span text:style-name="T9">about “I love lucy”</text:span></text:p>
      <text:p text:style-name="P5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Grandmother organising</text:p>
          </table:table-cell>
          <table:table-cell table:style-name="Table2.B1" office:value-type="string">
            <text:p text:style-name="P10"><text:s/><text:span text:style-name="T20">Grandaughter insisting</text:span></text:p>
          </table:table-cell>
        </table:table-row>
        <table:table-row>
          <table:table-cell table:style-name="Table2.A2" office:value-type="string">
            <text:p text:style-name="P11">First argument</text:p>
          </table:table-cell>
          <table:table-cell table:style-name="Table2.B2" office:value-type="string">
            <text:p text:style-name="P11">Contradicting</text:p>
          </table:table-cell>
        </table:table-row>
        <table:table-row>
          <table:table-cell table:style-name="Table2.A2" office:value-type="string">
            <text:p text:style-name="P11">Next argument</text:p>
          </table:table-cell>
          <table:table-cell table:style-name="Table2.B2" office:value-type="string">
            <text:p text:style-name="P11">Contradicting</text:p>
          </table:table-cell>
        </table:table-row>
        <table:table-row>
          <table:table-cell table:style-name="Table2.A2" office:value-type="string">
            <text:p text:style-name="P11">Final argument</text:p>
          </table:table-cell>
          <table:table-cell table:style-name="Table2.B2" office:value-type="string">
            <text:p text:style-name="P11">Contradicting</text:p>
          </table:table-cell>
        </table:table-row>
        <table:table-row table:style-name="Table2.5">
          <table:table-cell table:style-name="Table2.A2" office:value-type="string">
            <text:p text:style-name="P11">Examples</text:p>
          </table:table-cell>
          <table:table-cell table:style-name="Table2.B2" office:value-type="string">
            <text:p text:style-name="P11">Consequence</text:p>
          </table:table-cell>
        </table:table-row>
        <table:table-row>
          <table:table-cell table:style-name="Table2.A2" office:value-type="string">
            <text:p text:style-name="P12">Agreeing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>Rephrasing </text:p>
          </table:table-cell>
          <table:table-cell table:style-name="Table2.B2" office:value-type="string">
            <text:p text:style-name="P12">Disagreeing </text:p>
          </table:table-cell>
        </table:table-row>
        <table:table-row>
          <table:table-cell table:style-name="Table2.A2" office:value-type="string">
            <text:p text:style-name="P12">Cause </text:p>
          </table:table-cell>
          <table:table-cell table:style-name="Table2.B2" office:value-type="string">
            <text:p text:style-name="P12">Surprise</text:p>
          </table:table-cell>
        </table:table-row>
        <table:table-row>
          <table:table-cell table:style-name="Table2.A2" office:value-type="string">
            <text:p text:style-name="P12">Purpose</text:p>
          </table:table-cell>
          <table:table-cell table:style-name="Table2.B2" office:value-type="string">
            <text:p text:style-name="P12">Opinion </text:p>
          </table:table-cell>
        </table:table-row>
      </table:table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A seventeen year-old boy saw video of the show I love lucy that showed a wife in the 50s complaining to her husband that she is the one who cooks for them everyday and he wanted to talk about it with his grandmother. <text:span text:style-name="T21">One weekend, when he was at his grandma’s house he decided to show her the video to see her reaction.</text:span></text:p>
      <text:p text:style-name="P8"/>
      <text:p text:style-name="P8">“<text:span text:style-name="T21">He grandma I have a video to show you.” </text:span><text:span text:style-name="T10">he said</text:span></text:p>
      <text:p text:style-name="P8"><text:span text:style-name="T10">“</text:span><text:span text:style-name="T14">Ok show me then.</text:span><text:span text:style-name="T11">” she responded annoyed</text:span></text:p>
      <text:p text:style-name="P9"><text:span text:style-name="T11"/></text:p>
      <text:p text:style-name="P9"><text:span text:style-name="T3">after watching the video</text:span></text:p>
      <text:p text:style-name="P9"><text:span text:style-name="T3">“</text:span><text:span text:style-name="T13">So what did you think of it ?” </text:span><text:span text:style-name="T3"><text:s/>the boy asked</text:span></text:p>
      <text:p text:style-name="P9"><text:span text:style-name="T13">“</text:span><text:span text:style-name="T15">You know it was kind of like that back in my days.”</text:span></text:p>
      <text:p text:style-name="P9"><text:span text:style-name="T15">“And did you ever complain like she did ?”</text:span></text:p>
      <text:p text:style-name="P9"><text:span text:style-name="T15">“No, never, it was normal for us to do this.”</text:span></text:p>
      <text:p text:style-name="P9"><text:span text:style-name="T15">“</text:span><text:span text:style-name="T16">And why did you just accept it.”</text:span></text:p>
      <text:p text:style-name="P9"><text:span text:style-name="T16">“</text:span><text:span text:style-name="T17">Well first of all in the 1900s girls were </text:span><text:span text:style-name="T18">raised </text:span><text:span text:style-name="T17">like this, our mothers and grandmother used to take care of the house so it was normal for us, </text:span><text:span text:style-name="T19">also women weren’t allowed to work outside the house without the permission of their husband or their dad so we didn’t have a lot of options,</text:span><text:span text:style-name="T17">”</text:span></text:p>
      <text:p text:style-name="P9"><text:span text:style-name="T15"/></text:p>
      <text:p text:style-name="P8"><text:span text:style-name="T10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8:39:38.029901188</meta:creation-date>
    <dc:date>2023-05-04T09:22:37.931507821</dc:date>
    <meta:editing-duration>PT1H30M48S</meta:editing-duration>
    <meta:editing-cycles>28</meta:editing-cycles>
    <meta:generator>LibreOffice/7.5.1.2$Linux_X86_64 LibreOffice_project/50$Build-2</meta:generator>
    <meta:document-statistic meta:table-count="1" meta:image-count="0" meta:object-count="0" meta:page-count="2" meta:paragraph-count="39" meta:word-count="372" meta:character-count="2015" meta:non-whitespace-character-count="1673"/>
  </office:meta>
</office:document-meta>
</file>